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069cm" fo:min-width="0cm"/>
    </style:style>
    <style:style style:name="gr3" style:family="graphic" style:parent-style-name="standard">
      <style:graphic-properties svg:stroke-width="0.06cm" svg:stroke-color="#000000" draw:marker-start-width="0.29cm" draw:marker-end-width="0.29cm" draw:fill="solid" draw:fill-color="#eeeeee" draw:textarea-horizontal-align="justify" draw:textarea-vertical-align="middle" draw:auto-grow-height="false" fo:min-height="3.261cm" fo:min-width="2.313cm" fo:padding-top="0.155cm" fo:padding-bottom="0.155cm" fo:padding-left="0.28cm" fo:padding-right="0.28cm"/>
    </style:style>
    <style:style style:name="gr4" style:family="graphic" style:parent-style-name="standard">
      <style:graphic-properties draw:stroke="none" svg:stroke-color="#000000" draw:fill="none" draw:fill-color="#ffffff" fo:min-height="0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05cm"/>
      <style:paragraph-properties style:writing-mode="lr-tb"/>
    </style:style>
    <style:style style:name="gr6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min-height="0.109cm" fo:min-width="0.62cm" fo:padding-top="0.155cm" fo:padding-bottom="0.155cm" fo:padding-left="0.28cm" fo:padding-right="0.28cm"/>
    </style:style>
    <style:style style:name="gr7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min-height="0.108cm" fo:min-width="0.62cm" fo:padding-top="0.155cm" fo:padding-bottom="0.155cm" fo:padding-left="0.28cm" fo:padding-right="0.28cm"/>
    </style:style>
    <style:style style:name="gr8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07cm" fo:min-width="0cm"/>
    </style:style>
    <style:style style:name="gr11" style:family="graphic" style:parent-style-name="standard">
      <style:graphic-properties draw:stroke="none" svg:stroke-color="#000000" draw:fill="none" draw:fill-color="#ffffff" fo:min-height="0.5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8cm"/>
      <style:paragraph-properties style:writing-mode="lr-tb"/>
    </style:style>
    <style:style style:name="gr14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min-height="7.313cm" fo:min-width="13.304cm" fo:padding-top="0.155cm" fo:padding-bottom="0.155cm" fo:padding-left="0.28cm" fo:padding-right="0.28cm"/>
    </style:style>
    <style:style style:name="gr15" style:family="graphic" style:parent-style-name="standard">
      <style:graphic-properties draw:textarea-vertical-align="middle" draw:auto-grow-height="false" fo:min-height="0.021cm" fo:min-width="0cm" fo:wrap-option="wrap"/>
    </style:style>
    <style:style style:name="gr16" style:family="graphic" style:parent-style-name="standard">
      <style:graphic-properties svg:stroke-width="0.06cm" draw:marker-start-width="0.29cm" draw:marker-end-width="0.29cm" draw:fill="none" draw:textarea-horizontal-align="justify" draw:textarea-vertical-align="middle" draw:auto-grow-height="false" fo:min-height="0.02cm" fo:min-width="0cm" fo:padding-top="0.155cm" fo:padding-bottom="0.155cm" fo:padding-left="0.28cm" fo:padding-right="0.28cm"/>
    </style:style>
    <style:style style:name="gr17" style:family="graphic" style:parent-style-name="standard">
      <style:graphic-properties svg:stroke-width="0.06cm" svg:stroke-color="#000000" draw:marker-start-width="0.29cm" draw:marker-end-width="0.29cm" draw:fill="solid" draw:fill-color="#000000" draw:textarea-horizontal-align="justify" draw:textarea-vertical-align="middle" draw:auto-grow-height="false" fo:min-height="0.485cm" fo:min-width="0.366cm" fo:padding-top="0.155cm" fo:padding-bottom="0.155cm" fo:padding-left="0.28cm" fo:padding-right="0.28cm"/>
    </style:style>
    <style:style style:name="gr18" style:family="graphic" style:parent-style-name="objectwithoutfill">
      <style:graphic-properties draw:stroke="dash" draw:stroke-dash="dashed-2"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19" style:family="graphic" style:parent-style-name="objectwithoutfill">
      <style:graphic-properties svg:stroke-width="0.06cm" svg:stroke-color="#000000" draw:marker-start-width="0.29cm" draw:marker-end="Concave" draw:marker-end-width="0.29cm" draw:fill="none" draw:textarea-vertical-align="middle" fo:padding-top="0.155cm" fo:padding-bottom="0.155cm" fo:padding-left="0.28cm" fo:padding-right="0.28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.098cm" fo:min-width="0cm"/>
    </style:style>
    <style:style style:name="gr21" style:family="graphic" style:parent-style-name="standard">
      <style:graphic-properties svg:stroke-width="0.06cm" svg:stroke-color="#000000" draw:marker-start-width="0.29cm" draw:marker-end-width="0.29cm" draw:fill="solid" draw:fill-color="#eeeeee" draw:textarea-horizontal-align="justify" draw:textarea-vertical-align="middle" draw:auto-grow-height="false" fo:min-height="3.582cm" fo:min-width="2.32cm" fo:padding-top="0.155cm" fo:padding-bottom="0.155cm" fo:padding-left="0.28cm" fo:padding-right="0.28cm"/>
    </style:style>
    <style:style style:name="gr22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0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82cm"/>
      <style:paragraph-properties style:writing-mode="lr-tb"/>
    </style:style>
    <style:style style:name="gr25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min-height="0.146cm" fo:min-width="0.623cm" fo:padding-top="0.155cm" fo:padding-bottom="0.155cm" fo:padding-left="0.28cm" fo:padding-right="0.28cm"/>
    </style:style>
    <style:style style:name="gr2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58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83cm"/>
      <style:paragraph-properties style:writing-mode="lr-tb"/>
    </style:style>
    <style:style style:name="gr30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min-height="7.998cm" fo:min-width="13.34cm" fo:padding-top="0.155cm" fo:padding-bottom="0.155cm" fo:padding-left="0.28cm" fo:padding-right="0.28cm"/>
    </style:style>
    <style:style style:name="gr31" style:family="graphic" style:parent-style-name="standard">
      <style:graphic-properties draw:textarea-vertical-align="middle" draw:auto-grow-height="false" fo:min-height="0.045cm" fo:min-width="0cm" fo:wrap-option="wrap"/>
    </style:style>
    <style:style style:name="gr32" style:family="graphic" style:parent-style-name="standard">
      <style:graphic-properties svg:stroke-width="0.06cm" draw:marker-start-width="0.29cm" draw:marker-end-width="0.29cm" draw:fill="none" draw:textarea-horizontal-align="justify" draw:textarea-vertical-align="middle" draw:auto-grow-height="false" fo:min-height="0.05cm" fo:min-width="0cm" fo:padding-top="0.155cm" fo:padding-bottom="0.155cm" fo:padding-left="0.28cm" fo:padding-right="0.28cm"/>
    </style:style>
    <style:style style:name="gr33" style:family="graphic" style:parent-style-name="standard">
      <style:graphic-properties svg:stroke-width="0.06cm" svg:stroke-color="#000000" draw:marker-start-width="0.29cm" draw:marker-end-width="0.29cm" draw:fill="solid" draw:fill-color="#cccccc" draw:textarea-horizontal-align="justify" draw:textarea-vertical-align="middle" draw:auto-grow-height="false" fo:min-height="0.556cm" fo:min-width="0.368cm" fo:padding-top="0.155cm" fo:padding-bottom="0.155cm" fo:padding-left="0.28cm" fo:padding-right="0.28cm"/>
    </style:style>
    <style:style style:name="gr34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9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9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088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9.5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5cm" svg:height="1.205cm" svg:x="2.925cm" svg:y="1.38cm">
          <draw:text-box>
            <text:p><text:span text:style-name="T1">SOIC-8 to DIP-8 Adapters</text:span></text:p>
          </draw:text-box>
        </draw:frame>
        <draw:custom-shape draw:style-name="gr2" draw:text-style-name="P2" draw:layer="layout" svg:width="0.371cm" svg:height="0.319cm" svg:x="2.734cm" svg:y="5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873cm" svg:height="3.571cm" svg:x="6.705cm" svg:y="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035cm" svg:height="1.673cm" svg:x="10.758cm" svg:y="6.591cm">
          <draw:text-box>
            <text:p>VCC</text:p>
            <text:p/>
          </draw:text-box>
        </draw:frame>
        <draw:frame draw:style-name="gr4" draw:text-style-name="P4" draw:layer="layout" svg:width="3.899cm" svg:height="1.673cm" svg:x="10.758cm" svg:y="7.259cm">
          <draw:text-box>
            <text:p>OUTPUT</text:p>
            <text:p/>
          </draw:text-box>
        </draw:frame>
        <draw:frame draw:style-name="gr4" draw:text-style-name="P4" draw:layer="layout" svg:width="4.497cm" svg:height="1.673cm" svg:x="10.818cm" svg:y="8.237cm">
          <draw:text-box>
            <text:p>OUTPUT</text:p>
            <text:p/>
          </draw:text-box>
        </draw:frame>
        <draw:frame draw:style-name="gr5" draw:text-style-name="P4" draw:layer="layout" svg:width="3.014cm" svg:height="0.962cm" svg:x="10.809cm" svg:y="9.061cm">
          <draw:text-box>
            <text:p>VCC</text:p>
          </draw:text-box>
        </draw:frame>
        <draw:custom-shape draw:style-name="gr6" draw:text-style-name="P5" draw:layer="layout" svg:width="1.18cm" svg:height="0.419cm" svg:x="9.586cm" svg:y="6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18cm" svg:height="0.419cm" svg:x="9.586cm" svg:y="7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18cm" svg:height="0.419cm" svg:x="9.586cm" svg:y="8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18cm" svg:height="0.418cm" svg:x="9.586cm" svg:y="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4.865cm" svg:height="0.962cm" svg:x="8.09cm" svg:y="3.025cm">
          <draw:text-box>
            <text:p><text:span text:style-name="T2">VN7050ASTR</text:span></text:p>
          </draw:text-box>
        </draw:frame>
        <draw:custom-shape draw:style-name="gr6" draw:text-style-name="P5" draw:layer="layout" svg:width="1.18cm" svg:height="0.419cm" svg:x="5.504cm" svg:y="6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18cm" svg:height="0.419cm" svg:x="5.504cm" svg:y="7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18cm" svg:height="0.419cm" svg:x="5.504cm" svg:y="8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18cm" svg:height="0.418cm" svg:x="5.504cm" svg:y="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3.839cm" svg:height="1.673cm" svg:x="1.652cm" svg:y="7.333cm">
          <draw:text-box>
            <text:p text:style-name="P7">SEn</text:p>
            <text:p/>
          </draw:text-box>
        </draw:frame>
        <draw:frame draw:style-name="gr4" draw:text-style-name="P8" draw:layer="layout" svg:width="3.74cm" svg:height="1.673cm" svg:x="1.742cm" svg:y="6.503cm">
          <draw:text-box>
            <text:p text:style-name="P7">INPUT</text:p>
            <text:p/>
          </draw:text-box>
        </draw:frame>
        <draw:frame draw:style-name="gr4" draw:text-style-name="P8" draw:layer="layout" svg:width="3.894cm" svg:height="1.673cm" svg:x="1.605cm" svg:y="8.246cm">
          <draw:text-box>
            <text:p text:style-name="P7">GND</text:p>
            <text:p/>
          </draw:text-box>
        </draw:frame>
        <draw:frame draw:style-name="gr9" draw:text-style-name="P8" draw:layer="layout" svg:width="4.207cm" svg:height="1.75cm" svg:x="1.31cm" svg:y="9.29cm">
          <draw:text-box>
            <text:p text:style-name="P7">MultiSense</text:p>
            <text:p/>
          </draw:text-box>
        </draw:frame>
        <draw:custom-shape draw:style-name="gr2" draw:text-style-name="P2" draw:layer="layout" svg:width="0.371cm" svg:height="0.319cm" svg:x="6.154cm" svg:y="5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2cm" svg:height="0.319cm" svg:x="9.574cm" svg:y="5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2cm" svg:height="0.319cm" svg:x="12.994cm" svg:y="5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371cm" svg:height="0.32cm" svg:x="2.734cm" svg:y="10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371cm" svg:height="0.32cm" svg:x="6.154cm" svg:y="10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372cm" svg:height="0.32cm" svg:x="9.574cm" svg:y="10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2cm" svg:height="0.319cm" svg:x="12.994cm" svg:y="10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1.15cm" svg:height="0.962cm" svg:x="6.833cm" svg:y="6.643cm">
          <draw:text-box>
            <text:p>1</text:p>
          </draw:text-box>
        </draw:frame>
        <draw:frame draw:style-name="gr12" draw:text-style-name="P4" draw:layer="layout" svg:width="1.15cm" svg:height="0.962cm" svg:x="6.855cm" svg:y="7.488cm">
          <draw:text-box>
            <text:p>2</text:p>
          </draw:text-box>
        </draw:frame>
        <draw:frame draw:style-name="gr12" draw:text-style-name="P4" draw:layer="layout" svg:width="1.15cm" svg:height="0.962cm" svg:x="6.855cm" svg:y="8.42cm">
          <draw:text-box>
            <text:p>3</text:p>
          </draw:text-box>
        </draw:frame>
        <draw:frame draw:style-name="gr11" draw:text-style-name="P4" draw:layer="layout" svg:width="1.15cm" svg:height="0.962cm" svg:x="6.838cm" svg:y="9.267cm">
          <draw:text-box>
            <text:p>4</text:p>
          </draw:text-box>
        </draw:frame>
        <draw:frame draw:style-name="gr12" draw:text-style-name="P4" draw:layer="layout" svg:width="1.15cm" svg:height="0.962cm" svg:x="8.684cm" svg:y="9.283cm">
          <draw:text-box>
            <text:p>5</text:p>
          </draw:text-box>
        </draw:frame>
        <draw:frame draw:style-name="gr12" draw:text-style-name="P4" draw:layer="layout" svg:width="1.15cm" svg:height="0.962cm" svg:x="8.727cm" svg:y="8.437cm">
          <draw:text-box>
            <text:p>6</text:p>
          </draw:text-box>
        </draw:frame>
        <draw:frame draw:style-name="gr11" draw:text-style-name="P4" draw:layer="layout" svg:width="1.15cm" svg:height="0.962cm" svg:x="8.787cm" svg:y="7.54cm">
          <draw:text-box>
            <text:p>7</text:p>
          </draw:text-box>
        </draw:frame>
        <draw:frame draw:style-name="gr11" draw:text-style-name="P4" draw:layer="layout" svg:width="1.15cm" svg:height="0.962cm" svg:x="8.749cm" svg:y="6.628cm">
          <draw:text-box>
            <text:p>8</text:p>
          </draw:text-box>
        </draw:frame>
        <draw:frame draw:style-name="gr13" draw:text-style-name="P9" draw:layer="layout" svg:width="2.619cm" svg:height="1.505cm" draw:transform="rotate (-1.5707963267949) translate (9.018cm 7.131cm)">
          <draw:text-box>
            <text:p><text:span text:style-name="T3">VS7050A</text:span></text:p>
          </draw:text-box>
        </draw:frame>
        <draw:custom-shape draw:style-name="gr14" draw:text-style-name="P5" draw:layer="layout" svg:width="13.864cm" svg:height="7.623cm" svg:x="1.28cm" svg:y="4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0.966cm" svg:height="0.811cm" svg:x="13.738cm" svg:y="11.106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5" draw:layer="layout" svg:width="0.543cm" svg:height="0.466cm" svg:x="13.938cm" svg:y="5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308cm" svg:height="1.123cm" svg:x="1.31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5.902cm" svg:y1="7.094cm" svg:x2="2.922cm" svg:y2="7.094cm">
          <text:p/>
        </draw:line>
        <draw:line draw:style-name="gr18" draw:text-style-name="P5" draw:layer="layout" svg:x1="2.922cm" svg:y1="11.047cm" svg:x2="2.922cm" svg:y2="7.087cm">
          <text:p/>
        </draw:line>
        <draw:line draw:style-name="gr18" draw:text-style-name="P5" draw:layer="layout" svg:x1="5.923cm" svg:y1="7.938cm" svg:x2="3.734cm" svg:y2="7.938cm">
          <text:p/>
        </draw:line>
        <draw:line draw:style-name="gr18" draw:text-style-name="P5" draw:layer="layout" svg:x1="6.256cm" svg:y1="11.039cm" svg:x2="3.725cm" svg:y2="11.039cm">
          <text:p/>
        </draw:line>
        <draw:line draw:style-name="gr18" draw:text-style-name="P5" draw:layer="layout" svg:x1="3.764cm" svg:y1="10.966cm" svg:x2="3.764cm" svg:y2="7.989cm">
          <text:p/>
        </draw:line>
        <draw:line draw:style-name="gr18" draw:text-style-name="P5" draw:layer="layout" svg:x1="5.897cm" svg:y1="8.863cm" svg:x2="4.486cm" svg:y2="8.863cm">
          <text:p/>
        </draw:line>
        <draw:line draw:style-name="gr18" draw:text-style-name="P5" draw:layer="layout" svg:x1="4.482cm" svg:y1="10.643cm" svg:x2="4.482cm" svg:y2="8.845cm">
          <text:p/>
        </draw:line>
        <draw:line draw:style-name="gr18" draw:text-style-name="P5" draw:layer="layout" svg:x1="9.749cm" svg:y1="10.625cm" svg:x2="4.508cm" svg:y2="10.625cm">
          <text:p/>
        </draw:line>
        <draw:line draw:style-name="gr18" draw:text-style-name="P5" draw:layer="layout" svg:x1="9.729cm" svg:y1="11.017cm" svg:x2="9.729cm" svg:y2="10.632cm">
          <text:p/>
        </draw:line>
        <draw:line draw:style-name="gr18" draw:text-style-name="P5" draw:layer="layout" svg:x1="5.948cm" svg:y1="10.345cm" svg:x2="5.948cm" svg:y2="9.615cm">
          <text:p/>
        </draw:line>
        <draw:line draw:style-name="gr18" draw:text-style-name="P5" draw:layer="layout" svg:x1="13.174cm" svg:y1="10.331cm" svg:x2="5.936cm" svg:y2="10.331cm">
          <text:p/>
        </draw:line>
        <draw:line draw:style-name="gr18" draw:text-style-name="P5" draw:layer="layout" svg:x1="13.16cm" svg:y1="10.885cm" svg:x2="13.16cm" svg:y2="10.316cm">
          <text:p/>
        </draw:line>
        <draw:line draw:style-name="gr19" draw:text-style-name="P5" draw:layer="layout" svg:x1="3.871cm" svg:y1="4.147cm" svg:x2="2.459cm" svg:y2="4.778cm">
          <text:p/>
        </draw:line>
        <draw:frame draw:style-name="gr8" draw:text-style-name="P1" draw:layer="layout" svg:width="7.652cm" svg:height="0.885cm" svg:x="3.811cm" svg:y="3.838cm">
          <draw:text-box>
            <text:p><text:span text:style-name="T1">Black Marker</text:span></text:p>
          </draw:text-box>
        </draw:frame>
        <draw:line draw:style-name="gr18" draw:text-style-name="P5" draw:layer="layout" svg:x1="13.191cm" svg:y1="9.704cm" svg:x2="10.211cm" svg:y2="9.704cm">
          <text:p/>
        </draw:line>
        <draw:line draw:style-name="gr18" draw:text-style-name="P5" draw:layer="layout" svg:x1="13.173cm" svg:y1="9.703cm" svg:x2="13.173cm" svg:y2="5.49cm">
          <text:p/>
        </draw:line>
        <draw:line draw:style-name="gr18" draw:text-style-name="P5" draw:layer="layout" svg:x1="12.519cm" svg:y1="8.852cm" svg:x2="10.172cm" svg:y2="8.852cm">
          <text:p/>
        </draw:line>
        <draw:line draw:style-name="gr18" draw:text-style-name="P5" draw:layer="layout" svg:x1="12.519cm" svg:y1="5.457cm" svg:x2="9.817cm" svg:y2="5.457cm">
          <text:p/>
        </draw:line>
        <draw:line draw:style-name="gr18" draw:text-style-name="P5" draw:layer="layout" svg:x1="12.528cm" svg:y1="8.867cm" svg:x2="12.528cm" svg:y2="5.446cm">
          <text:p/>
        </draw:line>
        <draw:line draw:style-name="gr18" draw:text-style-name="P5" draw:layer="layout" svg:x1="11.545cm" svg:y1="7.909cm" svg:x2="10.134cm" svg:y2="7.909cm">
          <text:p/>
        </draw:line>
        <draw:line draw:style-name="gr18" draw:text-style-name="P5" draw:layer="layout" svg:x1="11.54cm" svg:y1="7.912cm" svg:x2="11.54cm" svg:y2="5.824cm">
          <text:p/>
        </draw:line>
        <draw:line draw:style-name="gr18" draw:text-style-name="P5" draw:layer="layout" svg:x1="11.519cm" svg:y1="5.842cm" svg:x2="6.278cm" svg:y2="5.842cm">
          <text:p/>
        </draw:line>
        <draw:line draw:style-name="gr18" draw:text-style-name="P5" draw:layer="layout" svg:x1="6.333cm" svg:y1="5.857cm" svg:x2="6.333cm" svg:y2="5.472cm">
          <text:p/>
        </draw:line>
        <draw:line draw:style-name="gr18" draw:text-style-name="P5" draw:layer="layout" svg:x1="10.223cm" svg:y1="6.965cm" svg:x2="10.223cm" svg:y2="6.235cm">
          <text:p/>
        </draw:line>
        <draw:line draw:style-name="gr18" draw:text-style-name="P5" draw:layer="layout" svg:x1="10.21cm" svg:y1="6.242cm" svg:x2="2.883cm" svg:y2="6.242cm">
          <text:p/>
        </draw:line>
        <draw:line draw:style-name="gr18" draw:text-style-name="P5" draw:layer="layout" svg:x1="2.913cm" svg:y1="6.243cm" svg:x2="2.913cm" svg:y2="5.615cm">
          <text:p/>
        </draw:line>
        <draw:custom-shape draw:style-name="gr20" draw:text-style-name="P2" draw:layer="layout" svg:width="0.373cm" svg:height="0.348cm" svg:x="2.737cm" svg:y="17.0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.88cm" svg:height="3.892cm" svg:x="6.719cm" svg:y="18.452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2.435cm" svg:height="0.962cm" svg:x="1.79cm" svg:y="23.683cm">
          <draw:text-box>
            <text:p>PIN 1</text:p>
          </draw:text-box>
        </draw:frame>
        <draw:frame draw:style-name="gr23" draw:text-style-name="P4" draw:layer="layout" svg:width="4.114cm" svg:height="1.673cm" svg:x="10.83cm" svg:y="19.268cm">
          <draw:text-box>
            <text:p>OUT</text:p>
            <text:p/>
          </draw:text-box>
        </draw:frame>
        <draw:frame draw:style-name="gr23" draw:text-style-name="P4" draw:layer="layout" svg:width="4.034cm" svg:height="1.673cm" svg:x="10.842cm" svg:y="20.314cm">
          <draw:text-box>
            <text:p>OUT</text:p>
            <text:p/>
          </draw:text-box>
        </draw:frame>
        <draw:frame draw:style-name="gr24" draw:text-style-name="P4" draw:layer="layout" svg:width="3.952cm" svg:height="0.962cm" svg:x="10.834cm" svg:y="21.212cm">
          <draw:text-box>
            <text:p>FAULT</text:p>
          </draw:text-box>
        </draw:frame>
        <draw:custom-shape draw:style-name="gr25" draw:text-style-name="P5" draw:layer="layout" svg:width="1.183cm" svg:height="0.456cm" svg:x="9.608cm" svg:y="18.7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183cm" svg:height="0.456cm" svg:x="9.608cm" svg:y="19.6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183cm" svg:height="0.456cm" svg:x="9.608cm" svg:y="20.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183cm" svg:height="0.456cm" svg:x="9.608cm" svg:y="21.604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5.647cm" svg:height="1.673cm" svg:x="7.688cm" svg:y="14.605cm">
          <draw:text-box>
            <text:p><text:span text:style-name="T2">STMPS2141MTR</text:span></text:p>
          </draw:text-box>
        </draw:frame>
        <draw:custom-shape draw:style-name="gr25" draw:text-style-name="P5" draw:layer="layout" svg:width="1.183cm" svg:height="0.456cm" svg:x="5.515cm" svg:y="18.7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183cm" svg:height="0.456cm" svg:x="5.515cm" svg:y="19.6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183cm" svg:height="0.456cm" svg:x="5.515cm" svg:y="20.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183cm" svg:height="0.456cm" svg:x="5.515cm" svg:y="21.604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3.99cm" svg:height="0.962cm" svg:x="1.559cm" svg:y="18.364cm">
          <draw:text-box>
            <text:p text:style-name="P7">GND</text:p>
          </draw:text-box>
        </draw:frame>
        <draw:custom-shape draw:style-name="gr20" draw:text-style-name="P2" draw:layer="layout" svg:width="0.373cm" svg:height="0.348cm" svg:x="6.166cm" svg:y="17.0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373cm" svg:height="0.348cm" svg:x="9.595cm" svg:y="17.0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373cm" svg:height="0.348cm" svg:x="13.024cm" svg:y="17.0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373cm" svg:height="0.348cm" svg:x="2.737cm" svg:y="23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373cm" svg:height="0.348cm" svg:x="6.166cm" svg:y="23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373cm" svg:height="0.348cm" svg:x="9.595cm" svg:y="23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373cm" svg:height="0.348cm" svg:x="13.024cm" svg:y="23.168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.153cm" svg:height="0.962cm" svg:x="6.848cm" svg:y="18.576cm">
          <draw:text-box>
            <text:p>1</text:p>
          </draw:text-box>
        </draw:frame>
        <draw:frame draw:style-name="gr28" draw:text-style-name="P4" draw:layer="layout" svg:width="1.153cm" svg:height="0.962cm" svg:x="6.869cm" svg:y="19.498cm">
          <draw:text-box>
            <text:p>2</text:p>
          </draw:text-box>
        </draw:frame>
        <draw:frame draw:style-name="gr28" draw:text-style-name="P4" draw:layer="layout" svg:width="1.153cm" svg:height="0.962cm" svg:x="6.869cm" svg:y="20.514cm">
          <draw:text-box>
            <text:p>3</text:p>
          </draw:text-box>
        </draw:frame>
        <draw:frame draw:style-name="gr28" draw:text-style-name="P4" draw:layer="layout" svg:width="1.153cm" svg:height="0.962cm" svg:x="6.852cm" svg:y="21.436cm">
          <draw:text-box>
            <text:p>4</text:p>
          </draw:text-box>
        </draw:frame>
        <draw:frame draw:style-name="gr28" draw:text-style-name="P4" draw:layer="layout" svg:width="1.153cm" svg:height="0.962cm" svg:x="8.704cm" svg:y="21.454cm">
          <draw:text-box>
            <text:p>5</text:p>
          </draw:text-box>
        </draw:frame>
        <draw:frame draw:style-name="gr28" draw:text-style-name="P4" draw:layer="layout" svg:width="1.153cm" svg:height="0.962cm" svg:x="8.746cm" svg:y="20.532cm">
          <draw:text-box>
            <text:p>6</text:p>
          </draw:text-box>
        </draw:frame>
        <draw:frame draw:style-name="gr28" draw:text-style-name="P4" draw:layer="layout" svg:width="1.153cm" svg:height="0.962cm" svg:x="8.806cm" svg:y="19.554cm">
          <draw:text-box>
            <text:p>7</text:p>
          </draw:text-box>
        </draw:frame>
        <draw:frame draw:style-name="gr28" draw:text-style-name="P4" draw:layer="layout" svg:width="1.153cm" svg:height="0.962cm" svg:x="8.768cm" svg:y="18.56cm">
          <draw:text-box>
            <text:p>8</text:p>
          </draw:text-box>
        </draw:frame>
        <draw:frame draw:style-name="gr29" draw:text-style-name="P9" draw:layer="layout" svg:width="1.6cm" svg:height="1.505cm" draw:transform="rotate (-1.5707963267949) translate (9.038cm 19.624cm)">
          <draw:text-box>
            <text:p><text:span text:style-name="T3">2141</text:span></text:p>
          </draw:text-box>
        </draw:frame>
        <draw:custom-shape draw:style-name="gr30" draw:text-style-name="P5" draw:layer="layout" svg:width="13.9cm" svg:height="8.308cm" svg:x="1.28cm" svg:y="16.3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0.969cm" svg:height="0.884cm" svg:x="13.77cm" svg:y="23.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5" draw:layer="layout" svg:width="0.545cm" svg:height="0.508cm" svg:x="13.971cm" svg:y="16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312cm" svg:height="1.224cm" svg:x="1.31cm" svg:y="16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5.913cm" svg:y1="19.068cm" svg:x2="2.926cm" svg:y2="19.068cm">
          <text:p/>
        </draw:line>
        <draw:line draw:style-name="gr18" draw:text-style-name="P5" draw:layer="layout" svg:x1="2.926cm" svg:y1="23.376cm" svg:x2="2.926cm" svg:y2="19.06cm">
          <text:p/>
        </draw:line>
        <draw:line draw:style-name="gr18" draw:text-style-name="P5" draw:layer="layout" svg:x1="5.935cm" svg:y1="19.988cm" svg:x2="3.74cm" svg:y2="19.988cm">
          <text:p/>
        </draw:line>
        <draw:line draw:style-name="gr18" draw:text-style-name="P5" draw:layer="layout" svg:x1="6.269cm" svg:y1="23.368cm" svg:x2="3.732cm" svg:y2="23.368cm">
          <text:p/>
        </draw:line>
        <draw:line draw:style-name="gr18" draw:text-style-name="P5" draw:layer="layout" svg:x1="3.77cm" svg:y1="23.288cm" svg:x2="3.77cm" svg:y2="20.044cm">
          <text:p/>
        </draw:line>
        <draw:line draw:style-name="gr18" draw:text-style-name="P5" draw:layer="layout" svg:x1="5.909cm" svg:y1="20.996cm" svg:x2="4.495cm" svg:y2="20.996cm">
          <text:p/>
        </draw:line>
        <draw:line draw:style-name="gr18" draw:text-style-name="P5" draw:layer="layout" svg:x1="4.49cm" svg:y1="22.936cm" svg:x2="4.49cm" svg:y2="20.976cm">
          <text:p/>
        </draw:line>
        <draw:line draw:style-name="gr18" draw:text-style-name="P5" draw:layer="layout" svg:x1="9.771cm" svg:y1="22.917cm" svg:x2="4.516cm" svg:y2="22.917cm">
          <text:p/>
        </draw:line>
        <draw:line draw:style-name="gr18" draw:text-style-name="P5" draw:layer="layout" svg:x1="9.751cm" svg:y1="23.344cm" svg:x2="9.751cm" svg:y2="22.924cm">
          <text:p/>
        </draw:line>
        <draw:line draw:style-name="gr18" draw:text-style-name="P5" draw:layer="layout" svg:x1="5.96cm" svg:y1="22.612cm" svg:x2="5.96cm" svg:y2="21.816cm">
          <text:p/>
        </draw:line>
        <draw:line draw:style-name="gr18" draw:text-style-name="P5" draw:layer="layout" svg:x1="13.204cm" svg:y1="22.596cm" svg:x2="5.948cm" svg:y2="22.596cm">
          <text:p/>
        </draw:line>
        <draw:line draw:style-name="gr18" draw:text-style-name="P5" draw:layer="layout" svg:x1="13.191cm" svg:y1="23.2cm" svg:x2="13.191cm" svg:y2="22.58cm">
          <text:p/>
        </draw:line>
        <draw:line draw:style-name="gr19" draw:text-style-name="P5" draw:layer="layout" svg:x1="3.864cm" svg:y1="15.864cm" svg:x2="2.462cm" svg:y2="16.544cm">
          <text:p/>
        </draw:line>
        <draw:frame draw:style-name="gr34" draw:text-style-name="P1" draw:layer="layout" svg:width="3.963cm" svg:height="1.361cm" svg:x="3.817cm" svg:y="15.52cm">
          <draw:text-box>
            <text:p><text:span text:style-name="T1">Gray Marker</text:span></text:p>
          </draw:text-box>
        </draw:frame>
        <draw:line draw:style-name="gr18" draw:text-style-name="P5" draw:layer="layout" svg:x1="13.221cm" svg:y1="21.912cm" svg:x2="10.234cm" svg:y2="21.912cm">
          <text:p/>
        </draw:line>
        <draw:line draw:style-name="gr18" draw:text-style-name="P5" draw:layer="layout" svg:x1="13.204cm" svg:y1="21.912cm" svg:x2="13.204cm" svg:y2="17.32cm">
          <text:p/>
        </draw:line>
        <draw:line draw:style-name="gr18" draw:text-style-name="P5" draw:layer="layout" svg:x1="12.548cm" svg:y1="20.984cm" svg:x2="10.195cm" svg:y2="20.984cm">
          <text:p/>
        </draw:line>
        <draw:line draw:style-name="gr18" draw:text-style-name="P5" draw:layer="layout" svg:x1="12.548cm" svg:y1="17.284cm" svg:x2="9.839cm" svg:y2="17.284cm">
          <text:p/>
        </draw:line>
        <draw:line draw:style-name="gr18" draw:text-style-name="P5" draw:layer="layout" svg:x1="12.557cm" svg:y1="21cm" svg:x2="12.557cm" svg:y2="17.272cm">
          <text:p/>
        </draw:line>
        <draw:line draw:style-name="gr18" draw:text-style-name="P5" draw:layer="layout" svg:x1="11.571cm" svg:y1="19.956cm" svg:x2="10.157cm" svg:y2="19.956cm">
          <text:p/>
        </draw:line>
        <draw:line draw:style-name="gr18" draw:text-style-name="P5" draw:layer="layout" svg:x1="11.567cm" svg:y1="19.96cm" svg:x2="11.567cm" svg:y2="17.684cm">
          <text:p/>
        </draw:line>
        <draw:line draw:style-name="gr18" draw:text-style-name="P5" draw:layer="layout" svg:x1="11.546cm" svg:y1="17.704cm" svg:x2="6.291cm" svg:y2="17.704cm">
          <text:p/>
        </draw:line>
        <draw:line draw:style-name="gr18" draw:text-style-name="P5" draw:layer="layout" svg:x1="6.346cm" svg:y1="17.72cm" svg:x2="6.346cm" svg:y2="17.3cm">
          <text:p/>
        </draw:line>
        <draw:line draw:style-name="gr18" draw:text-style-name="P5" draw:layer="layout" svg:x1="10.247cm" svg:y1="18.928cm" svg:x2="10.247cm" svg:y2="18.132cm">
          <text:p/>
        </draw:line>
        <draw:line draw:style-name="gr18" draw:text-style-name="P5" draw:layer="layout" svg:x1="10.233cm" svg:y1="18.14cm" svg:x2="2.887cm" svg:y2="18.14cm">
          <text:p/>
        </draw:line>
        <draw:line draw:style-name="gr18" draw:text-style-name="P5" draw:layer="layout" svg:x1="2.917cm" svg:y1="18.14cm" svg:x2="2.917cm" svg:y2="17.456cm">
          <text:p/>
        </draw:line>
        <draw:frame draw:style-name="gr35" draw:text-style-name="P13" draw:layer="layout" svg:width="3.922cm" svg:height="0.962cm" svg:x="1.674cm" svg:y="19.318cm">
          <draw:text-box>
            <text:p text:style-name="P12"><text:span text:style-name="T4">IN</text:span></text:p>
          </draw:text-box>
        </draw:frame>
        <draw:frame draw:style-name="gr36" draw:text-style-name="P13" draw:layer="layout" svg:width="3.875cm" svg:height="0.962cm" svg:x="1.721cm" svg:y="20.31cm">
          <draw:text-box>
            <text:p text:style-name="P12"><text:span text:style-name="T4">IN</text:span></text:p>
          </draw:text-box>
        </draw:frame>
        <draw:frame draw:style-name="gr37" draw:text-style-name="P13" draw:layer="layout" svg:width="3.652cm" svg:height="1.673cm" svg:x="1.944cm" svg:y="21.446cm">
          <draw:text-box>
            <text:p text:style-name="P12"><text:span text:style-name="T4">EN</text:span></text:p>
            <text:p text:style-name="P12"><text:span text:style-name="T4"/></text:p>
          </draw:text-box>
        </draw:frame>
        <draw:frame draw:style-name="gr38" draw:text-style-name="P4" draw:layer="layout" svg:width="3.867cm" svg:height="0.962cm" svg:x="10.782cm" svg:y="18.498cm">
          <draw:text-box>
            <text:p>OUT</text:p>
          </draw:text-box>
        </draw:frame>
        <draw:frame draw:style-name="gr26" draw:text-style-name="P4" draw:layer="layout" svg:width="2.516cm" svg:height="1.673cm" svg:x="1.789cm" svg:y="11.355cm">
          <draw:text-box>
            <text:p>PIN 1</text:p>
          </draw:text-box>
        </draw:frame>
        <draw:frame draw:style-name="gr39" draw:text-style-name="P15" draw:layer="layout" svg:width="5.34cm" svg:height="9.84cm" svg:x="15.48cm" svg:y="4.475cm">
          <draw:text-box>
            <text:p text:style-name="P14"><text:span text:style-name="T5">Pin 8: VCC </text:span></text:p>
            <text:p text:style-name="P14"><text:span text:style-name="T5"><text:s text:c="2"/></text:span><text:span text:style-name="T5">battery connection</text:span></text:p>
            <text:p text:style-name="P14"><text:span text:style-name="T5"/></text:p>
            <text:p text:style-name="P14"><text:span text:style-name="T5">Pins 6 &amp; 7: OUTPUT </text:span></text:p>
            <text:p text:style-name="P14"><text:span text:style-name="T5"><text:s text:c="2"/></text:span><text:span text:style-name="T5">Power outputs</text:span></text:p>
            <text:p text:style-name="P14"><text:span text:style-name="T5"/></text:p>
            <text:p text:style-name="P14"><text:span text:style-name="T5">Pin 3: GND</text:span></text:p>
            <text:p text:style-name="P14"><text:span text:style-name="T5"><text:s text:c="2"/></text:span><text:span text:style-name="T5">Ground</text:span></text:p>
            <text:p text:style-name="P14"><text:span text:style-name="T5"/></text:p>
            <text:p text:style-name="P14"><text:span text:style-name="T5">Pin 1: INPUT (GPIO)</text:span></text:p>
            <text:p text:style-name="P14"><text:span text:style-name="T5"><text:s text:c="2"/></text:span><text:span text:style-name="T5">Switch control 3.3 or 5V</text:span></text:p>
            <text:p text:style-name="P14"><text:span text:style-name="T5"/></text:p>
            <text:p text:style-name="P14"><text:span text:style-name="T5">Pin 4: MultiSense</text:span></text:p>
            <text:p text:style-name="P14"><text:span text:style-name="T5"><text:s text:c="2"/></text:span><text:span text:style-name="T5">Analog current sense</text:span></text:p>
            <text:p text:style-name="P14"><text:span text:style-name="T5"/></text:p>
            <text:p text:style-name="P14"><text:span text:style-name="T5">Pin 2: SEn</text:span></text:p>
            <text:p text:style-name="P14"><text:span text:style-name="T5"><text:s text:c="2"/></text:span><text:span text:style-name="T5">Multisense enable</text:span></text:p>
          </draw:text-box>
        </draw:frame>
        <draw:frame draw:style-name="gr39" draw:text-style-name="P15" draw:layer="layout" svg:width="5.34cm" svg:height="9.84cm" svg:x="15.48cm" svg:y="16.405cm">
          <draw:text-box>
            <text:p text:style-name="P16"><text:span text:style-name="T5">Pin 1: GND</text:span></text:p>
            <text:p text:style-name="P14"><text:span text:style-name="T5"><text:s text:c="2"/></text:span><text:span text:style-name="T5">Ground</text:span></text:p>
            <text:p text:style-name="P14"><text:span text:style-name="T5"/></text:p>
            <text:p text:style-name="P14"><text:span text:style-name="T5">Pins 2 &amp; 3: IN </text:span></text:p>
            <text:p text:style-name="P14"><text:span text:style-name="T5"><text:s text:c="2"/></text:span><text:span text:style-name="T5">2.7-5.5V switch input</text:span></text:p>
            <text:p text:style-name="P14"><text:span text:style-name="T5"/></text:p>
            <text:p text:style-name="P14"><text:span text:style-name="T5">Pin 4: EN (GPIO)</text:span></text:p>
            <text:p text:style-name="P14"><text:span text:style-name="T5"><text:s text:c="3"/></text:span><text:span text:style-name="T5">switch enable</text:span></text:p>
            <text:p text:style-name="P14"><text:span text:style-name="T5"/></text:p>
            <text:p text:style-name="P14"><text:span text:style-name="T5">Pin 5: FAULT</text:span></text:p>
            <text:p text:style-name="P14"><text:span text:style-name="T5"><text:s text:c="3"/></text:span><text:span text:style-name="T5">Fault indicator (low)</text:span></text:p>
            <text:p text:style-name="P14"><text:span text:style-name="T5"/></text:p>
            <text:p text:style-name="P14"><text:span text:style-name="T5">Pins 6, 7 &amp; 8: OUT </text:span></text:p>
            <text:p text:style-name="P14"><text:span text:style-name="T5"><text:s text:c="2"/></text:span><text:span text:style-name="T5">Power switch output</text:span></text:p>
            <text:p text:style-name="P14"><text:span text:style-name="T5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8T15:48:15.338000000</meta:creation-date>
    <dc:date>2022-06-09T20:10:41.147000000</dc:date>
    <meta:editing-duration>PT2H26M10S</meta:editing-duration>
    <meta:editing-cycles>2</meta:editing-cycles>
    <meta:generator>LibreOffice/7.2.7.2$Windows_X86_64 LibreOffice_project/8d71d29d553c0f7dcbfa38fbfda25ee34cce99a2</meta:generator>
    <meta:document-statistic meta:object-count="135"/>
  </office:meta>
</office:document-meta>
</file>